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margin-top="0cm" fo:margin-bottom="0cm" fo:line-height="100%"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margin-top="0cm" fo:margin-bottom="0cm" fo:line-height="100%" fo:text-align="center"/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style:writing-mode="lr-tb" loext:decorative="false"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833cm" fo:min-width="3.36cm" fo:padding-top="0.254cm" fo:padding-bottom="0.254cm" fo:padding-left="0.254cm" fo:padding-right="0.254cm" fo:wrap-option="wrap" loext:decorative="false" style:run-through="background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586cm" fo:min-width="1.058cm" fo:padding-top="0.254cm" fo:padding-bottom="0.254cm" fo:padding-left="0.254cm" fo:padding-right="0.254cm" fo:wrap-option="wrap" loext:decorative="false" style:run-through="background"/>
      <style:paragraph-properties style:writing-mode="lr-tb"/>
    </style:style>
    <style:style style:name="gr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.847cm" fo:padding-top="0.254cm" fo:padding-bottom="0.254cm" fo:padding-left="0.254cm" fo:padding-right="0.254cm" fo:wrap-option="wrap" loext:decorative="false" style:run-through="background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1.335cm" fo:padding-top="0.254cm" fo:padding-bottom="0.254cm" fo:padding-left="0.254cm" fo:padding-right="0.254cm" fo:wrap-option="wrap" loext:decorative="false" style:run-through="background"/>
    </style:style>
    <style:style style:name="gr6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33cm" fo:min-width="1.706cm" fo:padding-top="0.254cm" fo:padding-bottom="0.254cm" fo:padding-left="0.254cm" fo:padding-right="0.254cm" fo:wrap-option="wrap" loext:decorative="false" style:run-through="background"/>
      <style:paragraph-properties style:writing-mode="lr-tb"/>
    </style:style>
    <style:style style:name="gr7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33cm" fo:min-width="1.707cm" fo:padding-top="0.254cm" fo:padding-bottom="0.254cm" fo:padding-left="0.254cm" fo:padding-right="0.254cm" fo:wrap-option="wrap" loext:decorative="false" style:run-through="background"/>
      <style:paragraph-properties style:writing-mode="lr-tb"/>
    </style:style>
    <style:style style:name="gr8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048cm" fo:min-width="1.946cm" fo:padding-top="0.254cm" fo:padding-bottom="0.254cm" fo:padding-left="0.254cm" fo:padding-right="0.254cm" fo:wrap-option="wrap" loext:decorative="false" style:run-through="background"/>
    </style:style>
    <style:style style:name="gr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425cm" fo:min-width="0.977cm" fo:padding-top="0.254cm" fo:padding-bottom="0.254cm" fo:padding-left="0.254cm" fo:padding-right="0.254cm" fo:wrap-option="wrap" loext:decorative="false" style:run-through="background"/>
    </style:style>
    <style:style style:name="gr10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475cm" fo:min-width="0cm" fo:padding-top="0.254cm" fo:padding-bottom="0.254cm" fo:padding-left="0.254cm" fo:padding-right="0.254cm" fo:wrap-option="wrap" loext:decorative="false" style:run-through="background"/>
    </style:style>
    <style:style style:name="gr11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737cm" fo:min-width="1.702cm" fo:padding-top="0.254cm" fo:padding-bottom="0.254cm" fo:padding-left="0.254cm" fo:padding-right="0.254cm" fo:wrap-option="wrap" loext:decorative="false" style:run-through="background"/>
    </style:style>
    <style:style style:name="gr12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586cm" fo:min-width="0.589cm" fo:padding-top="0.254cm" fo:padding-bottom="0.254cm" fo:padding-left="0.254cm" fo:padding-right="0.254cm" fo:wrap-option="wrap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debe crear otra entidad para almacenar las claves de la entidad reflexiva, se usará ambas claves principales como clave foránea y también se le puede añadir los atributos.</text:p>
      <text:p text:style-name="Standard"/>
      <text:p text:style-name="Standard"><draw:g text:anchor-type="paragraph" draw:z-index="0" draw:name="Image1" draw:style-name="gr1"><draw:custom-shape draw:name="Shape 2" draw:style-name="gr2" draw:text-style-name="P3" svg:width="3.867cm" svg:height="1.34cm" svg:x="0.496cm" svg:y="1.965cm"><text:p text:style-name="P2"><text:span text:style-name="T1"><text:s text:c="5"/></text:span><text:span text:style-name="T1">EMPLEADO</text:span><text:span text:style-name="T1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2" draw:text-style-name="P5" svg:width="3.867cm" svg:height="1.34cm" svg:x="10.698cm" svg:y="1.965cm"><text:p text:style-name="P4"><text:span text:style-name="T1">JEF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5" svg:width="3.132cm" svg:height="2.188cm" svg:x="6.209cm" svg:y="1.54cm"><text:p text:style-name="P4"><text:span text:style-name="T1">es jefe</text:span></text:p><draw:enhanced-geometry draw:mirror-horizontal="false" draw:mirror-vertical="false" svg:viewBox="0 0 0 0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draw:style-name="gr4" draw:text-style-name="P6" svg:width="1.355cm" svg:height="0.003cm" svg:x="9.342cm" svg:y="2.635cm"><text:p/><draw:enhanced-geometry draw:mirror-horizontal="false" draw:mirror-vertical="false" svg:viewBox="0 0 21600 21600" draw:type="mso-spt32" draw:enhanced-path="M 0 0 L 21600 21600 N"/></draw:custom-shape><draw:custom-shape draw:style-name="gr5" draw:text-style-name="P6" svg:width="1.844cm" svg:height="0.003cm" draw:transform="rotate (-3.14159265358979) translate (6.20888888888889cm 2.63701388888889cm)"><text:p/><draw:enhanced-geometry draw:mirror-horizontal="false" draw:mirror-vertical="false" svg:viewBox="0 0 21600 21600" draw:type="mso-spt32" draw:enhanced-path="M 0 0 L 21600 21600 N"/></draw:custom-shape><draw:custom-shape draw:name="Shape 7" draw:style-name="gr6" draw:text-style-name="P8" svg:width="3.132cm" svg:height="1.049cm" svg:x="-0.236cm" svg:y="4.399cm"><text:p text:style-name="P7"><text:span text:style-name="T2">dni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7" draw:text-style-name="P5" svg:width="3.133cm" svg:height="1.049cm" svg:x="3.075cm" svg:y="4.553cm"><text:p text:style-name="P4"><text:span text:style-name="T1">nombr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6" draw:text-style-name="P8" svg:width="3.132cm" svg:height="1.049cm" svg:x="8.608cm" svg:y="3.863cm"><text:p text:style-name="P7"><text:span text:style-name="T2">dni jef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6" draw:text-style-name="P8" svg:width="3.132cm" svg:height="1.049cm" svg:x="10.864cm" svg:y="5.29cm"><text:p text:style-name="P7"><text:span text:style-name="T2">dni empleado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" draw:style-name="gr6" draw:text-style-name="P5" svg:width="3.132cm" svg:height="1.049cm" svg:x="12.554cm" svg:y="4.239cm"><text:p text:style-name="P4"><text:span text:style-name="T1">nombr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8" draw:text-style-name="P6" svg:width="2.454cm" svg:height="0.556cm" draw:transform="rotate (-3.14159265358979) translate (12.6259166666667cm 3.86291666666667cm)"><text:p/><draw:enhanced-geometry draw:mirror-horizontal="true" draw:mirror-vertical="false" svg:viewBox="0 0 21600 21600" draw:type="mso-spt32" draw:enhanced-path="M 0 0 L 21600 21600 N"/></draw:custom-shape><draw:custom-shape draw:style-name="gr9" draw:text-style-name="P6" svg:width="1.486cm" svg:height="0.934cm" svg:x="12.632cm" svg:y="3.306cm"><text:p/><draw:enhanced-geometry draw:mirror-horizontal="false" draw:mirror-vertical="false" svg:viewBox="0 0 21600 21600" draw:type="mso-spt32" draw:enhanced-path="M 0 0 L 21600 21600 N"/></draw:custom-shape><draw:custom-shape draw:style-name="gr10" draw:text-style-name="P6" svg:width="0.198cm" svg:height="1.983cm" svg:x="12.43cm" svg:y="3.306cm"><text:p/><draw:enhanced-geometry draw:mirror-horizontal="true" draw:mirror-vertical="false" svg:viewBox="0 0 21600 21600" draw:type="mso-spt32" draw:enhanced-path="M 0 0 L 21600 21600 N"/></draw:custom-shape><draw:custom-shape draw:style-name="gr11" draw:text-style-name="P6" svg:width="2.211cm" svg:height="1.246cm" draw:transform="rotate (-3.14159265358979) translate (4.64079166666667cm 4.55259722222222cm)"><text:p/><draw:enhanced-geometry draw:mirror-horizontal="false" draw:mirror-vertical="false" svg:viewBox="0 0 21600 21600" draw:type="mso-spt32" draw:enhanced-path="M 0 0 L 21600 21600 N"/></draw:custom-shape><draw:custom-shape draw:style-name="gr12" draw:text-style-name="P6" svg:width="1.098cm" svg:height="1.094cm" draw:transform="rotate (-3.14159265358979) translate (2.43063888888889cm 4.39913888888889cm)"><text:p/><draw:enhanced-geometry draw:mirror-horizontal="tru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03T10:11:56.694000000</dc:date>
    <meta:editing-duration>PT1H37M18S</meta:editing-duration>
    <meta:editing-cycles>1</meta:editing-cycles>
    <meta:document-statistic meta:table-count="0" meta:image-count="0" meta:object-count="0" meta:page-count="1" meta:paragraph-count="1" meta:word-count="29" meta:character-count="174" meta:non-whitespace-character-count="146"/>
  </office:meta>
</office:document-meta>
</file>